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89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sub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032cm" svg:height="1.139cm" svg:x="2.562cm" svg:y="2.262cm">
          <draw:text-box>
            <text:p text:style-name="P1"><text:span text:style-name="T1">c</text:span><text:span text:style-name="T2">1</text:span><text:span text:style-name="T1"> , 3</text:span></text:p>
          </draw:text-box>
        </draw:frame>
        <draw:circle draw:style-name="gr2" draw:text-style-name="P2" draw:layer="layout" svg:width="1.016cm" svg:height="1.016cm" svg:x="3.197cm" svg:y="3.378cm">
          <text:p text:style-name="P2"><text:span text:style-name="T1">a</text:span> </text:p>
        </draw:circle>
        <draw:circle draw:style-name="gr2" draw:text-style-name="P2" draw:layer="layout" svg:width="1.016cm" svg:height="1.016cm" svg:x="7.997cm" svg:y="3.377cm">
          <text:p text:style-name="P2"><text:span text:style-name="T1">b</text:span> </text:p>
        </draw:circle>
        <draw:circle draw:style-name="gr2" draw:text-style-name="P2" draw:layer="layout" svg:width="1.016cm" svg:height="1.016cm" svg:x="3.197cm" svg:y="6.977cm">
          <text:p text:style-name="P2"><text:span text:style-name="T1">d</text:span> </text:p>
        </draw:circle>
        <draw:line draw:style-name="gr3" draw:text-style-name="P2" draw:layer="layout" svg:x1="4.213cm" svg:y1="7.442cm" svg:x2="8.023cm" svg:y2="7.442cm">
          <text:p/>
        </draw:line>
        <draw:circle draw:style-name="gr2" draw:text-style-name="P2" draw:layer="layout" svg:width="1.016cm" svg:height="1.016cm" svg:x="7.997cm" svg:y="6.976cm">
          <text:p text:style-name="P2"><text:span text:style-name="T1">e</text:span> </text:p>
        </draw:circle>
        <draw:circle draw:style-name="gr2" draw:text-style-name="P2" draw:layer="layout" svg:width="1.016cm" svg:height="1.016cm" svg:x="12.795cm" svg:y="6.975cm">
          <text:p text:style-name="P2"><text:span text:style-name="T1">f</text:span> </text:p>
        </draw:circle>
        <draw:line draw:style-name="gr3" draw:text-style-name="P2" draw:layer="layout" svg:x1="3.705cm" svg:y1="6.934cm" svg:x2="3.705cm" svg:y2="4.394cm">
          <text:p/>
        </draw:line>
        <draw:line draw:style-name="gr3" draw:text-style-name="P2" draw:layer="layout" svg:x1="8.531cm" svg:y1="6.934cm" svg:x2="8.504cm" svg:y2="4.394cm">
          <text:p/>
        </draw:line>
        <draw:line draw:style-name="gr3" draw:text-style-name="P2" draw:layer="layout" svg:x1="9.012cm" svg:y1="7.441cm" svg:x2="12.822cm" svg:y2="7.441cm">
          <text:p/>
        </draw:line>
        <draw:line draw:style-name="gr3" draw:text-style-name="P2" draw:layer="layout" svg:x1="9.011cm" svg:y1="3.84cm" svg:x2="12.821cm" svg:y2="3.84cm">
          <text:p/>
        </draw:line>
        <draw:circle draw:style-name="gr2" draw:text-style-name="P2" draw:layer="layout" svg:width="1.016cm" svg:height="1.016cm" svg:x="12.794cm" svg:y="3.374cm">
          <text:p text:style-name="P2"><text:span text:style-name="T1">c</text:span> </text:p>
        </draw:circle>
        <draw:line draw:style-name="gr3" draw:text-style-name="P2" draw:layer="layout" svg:x1="13.331cm" svg:y1="6.933cm" svg:x2="13.304cm" svg:y2="4.393cm">
          <text:p/>
        </draw:line>
        <draw:frame draw:style-name="gr1" draw:text-style-name="P1" draw:layer="layout" svg:width="2.032cm" svg:height="1.139cm" svg:x="2.662cm" svg:y="8.062cm">
          <draw:text-box>
            <text:p text:style-name="P1"><text:span text:style-name="T1">c</text:span><text:span text:style-name="T2">2</text:span><text:span text:style-name="T1"> , 1</text:span></text:p>
          </draw:text-box>
        </draw:frame>
        <draw:frame draw:style-name="gr1" draw:text-style-name="P1" draw:layer="layout" svg:width="2.032cm" svg:height="1.139cm" svg:x="7.362cm" svg:y="2.262cm">
          <draw:text-box>
            <text:p text:style-name="P1"><text:span text:style-name="T1">c</text:span><text:span text:style-name="T2">3</text:span><text:span text:style-name="T1"> , 0</text:span></text:p>
          </draw:text-box>
        </draw:frame>
        <draw:frame draw:style-name="gr1" draw:text-style-name="P1" draw:layer="layout" svg:width="2.032cm" svg:height="1.139cm" svg:x="7.462cm" svg:y="8.062cm">
          <draw:text-box>
            <text:p text:style-name="P1"><text:span text:style-name="T1">c</text:span><text:span text:style-name="T2">3</text:span><text:span text:style-name="T1"> , 0</text:span></text:p>
          </draw:text-box>
        </draw:frame>
        <draw:frame draw:style-name="gr1" draw:text-style-name="P1" draw:layer="layout" svg:width="2.032cm" svg:height="1.139cm" svg:x="12.262cm" svg:y="8.062cm">
          <draw:text-box>
            <text:p text:style-name="P1"><text:span text:style-name="T1">c</text:span><text:span text:style-name="T2">2</text:span><text:span text:style-name="T1"> , 1</text:span></text:p>
          </draw:text-box>
        </draw:frame>
        <draw:frame draw:style-name="gr1" draw:text-style-name="P1" draw:layer="layout" svg:width="2.032cm" svg:height="1.139cm" svg:x="12.062cm" svg:y="2.262cm">
          <draw:text-box>
            <text:p text:style-name="P1"><text:span text:style-name="T1">c</text:span><text:span text:style-name="T2">1</text:span><text:span text:style-name="T1"> , 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7.523cm" fo:margin-left="1cm" fo:margin-right="5.528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18T17:46:34.02</meta:creation-date>
    <dc:date>2012-07-18T18:54:45.89</dc:date>
    <meta:editing-duration>PT21M49S</meta:editing-duration>
    <meta:editing-cycles>10</meta:editing-cycles>
    <meta:generator>OpenOffice.org/3.4$Win32 OpenOffice.org_project/340m1$Build-9590</meta:generator>
    <meta:document-statistic meta:object-count="18"/>
  </office:meta>
</office:document-meta>
</file>